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c5000b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c5000b" draw:marker-start-width="0.23cm" draw:marker-end-width="0.23cm" draw:fill-color="#7da647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distance="0cm" draw:fontwork-start="0cm" draw:fontwork-shadow="slant" draw:fontwork-shadow-offset-x="0.1cm" draw:fontwork-shadow-offset-y="0.1cm"/>
    </style:style>
    <style:style style:name="gr4" style:family="graphic" style:parent-style-name="standard">
      <style:graphic-properties svg:stroke-width="0.04cm" draw:marker-start-width="0.26cm" draw:marker-end-width="0.26cm" draw:fill="none" draw:textarea-vertical-align="middle" draw:auto-grow-height="false" fo:min-height="0.749cm" fo:min-width="0.499cm" fo:padding-top="0.145cm" fo:padding-bottom="0.145cm" fo:padding-left="0.27cm" fo:padding-right="0.27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style:text-outline="true" fo:text-shadow="1pt 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outline="true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.4cm" svg:x="2.6cm" svg:y="2.1cm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4cm" svg:x="4.6cm" svg:y="2.1cm">
          <text:p text:style-name="P2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4cm" svg:x="6.6cm" svg:y="2.1cm">
          <text:p text:style-name="P2"><text:span text:style-name="T1">string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36cm" svg:height="0.962cm" svg:x="2.9cm" svg:y="4.4cm">
          <draw:text-box>
            <text:p text:style-name="P3"><text:span text:style-name="T2">C++ – Tuple type</text:span></text:p>
          </draw:text-box>
        </draw:frame>
        <draw:custom-shape draw:style-name="gr4" draw:text-style-name="P2" draw:layer="layout" svg:width="0.7cm" svg:height="5.8cm" draw:transform="rotate (-1.5707963267949) translate (8.5cm 3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9T11:14:55</meta:creation-date>
    <dc:date>2014-01-19T11:22:20</dc:date>
    <meta:editing-duration>P0D</meta:editing-duration>
    <meta:editing-cycles>1</meta:editing-cycles>
    <meta:document-statistic meta:object-count="5"/>
    <meta:generator>LibreOffice/4.0.2.2$Linux_X86_64 LibreOffice_project/400m0$Build-2</meta:generator>
  </office:meta>
</office:document-meta>
</file>